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paragraph-rsid="00157c9a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text-properties fo:font-size="13pt" officeooo:paragraph-rsid="00157c9a" style:font-size-asian="13pt" style:font-size-complex="13pt"/>
    </style:style>
    <style:style style:name="T1" style:family="text">
      <style:text-properties officeooo:rsid="00157c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onus</text:h>
      <text:h text:style-name="Heading_20_3" text:outline-level="3"><text:span text:style-name="T1">1. J</text:span>ak řešit možnosti uživatelských úprav seznamu kontaktů a dopad na funkcionalitu. Umožníte duplicitní záznamy?</text:h>
      <text:p text:style-name="P2">Duplicita by se řešila dle zadaného tel. čísla (nesmělo by být stejné). Při přidání nového kontaktu do seznamu by se vyhodnotila podmínka, jestli se zadané tel. číslo neshoduje s nějakým číslem v seznamu. Pokud shoduje, kontakt by se nepřidal.</text:p>
      <text:p text:style-name="Standard"/>
      <text:h text:style-name="Heading_20_3" text:outline-level="3"><text:span text:style-name="T1">2. </text:span>Co budete považovat za duplicitní záznamy v případě, že Kontakt rozšíříte o další pole jako Adresa nebo druhé telefonní číslo?</text:h>
      <text:p text:style-name="P3">První tel. číslo (ani jedno nesmí být stejné s nějakým jiným), adresa nemá vliv (na jedné adrese může bydlet více lidí).</text:p>
      <text:p text:style-name="P3">Je možné že by druhé číslo bylo služební (a telefon by mohlo používat klidně více lidí), bylo by dobré obě tel. <text:span text:style-name="T1">č</text:span>ísla rozumně pojmenovat tak, aby bylo jasné, které je primární a označuje tak daný kontakt a které sekundární, které je dodatečné.</text:p>
      <text:p text:style-name="Standard"/>
      <text:h text:style-name="Heading_20_3" text:outline-level="3"><text:span text:style-name="T1">3. </text:span>Máte představu, jak to bude fungovat, když těch záznamů budete mít několik tisíc? A co když celý veřejný telefonní seznam?</text:h>
      <text:p text:style-name="P3">S tímto množstvím by byla nejlepší volba pravděpodobně databáze, ta je spíše dělaná na takovýto rozsáhlý seznam. Pro jednodušší zápis by se předvolba "+420" vyplňovala automaticky, aby se to nemuselo stále vypisovat.</text:p>
      <text:p text:style-name="P3">Pokud bychom počítali i se zahraničními kontakty, rozšířila by se třída Contact o atribut "country" typu enum, kdy každá země by měla svoji předvolbu (o to by se postaral konstruktor s tímto atributem).</text:p>
      <text:p text:style-name="P3">Pokud by mj. šlo i veřejný seznam, bylo by vhodné do třídy Kontakt zakomponovat detailnější atribut - adres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03T21:31:17.892000000</meta:creation-date>
    <dc:date>2021-06-03T21:33:53.999000000</dc:date>
    <meta:editing-duration>PT2M37S</meta:editing-duration>
    <meta:editing-cycles>1</meta:editing-cycles>
    <meta:document-statistic meta:table-count="0" meta:image-count="0" meta:object-count="0" meta:page-count="1" meta:paragraph-count="10" meta:word-count="243" meta:character-count="1505" meta:non-whitespace-character-count="1272"/>
    <meta:generator>LibreOffice/6.4.4.2$Windows_X86_64 LibreOffice_project/3d775be2011f3886db32dfd395a6a6d1ca2630ff</meta:generator>
  </office:meta>
</office:document-meta>
</file>